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4A3D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background-color="#94A3D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4E67C8" style:repeat-content="fals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94A3D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>
      <style:map style:condition="of:cell-content()=&quot;PASSED&quot;" style:apply-style-name="cf1"/>
      <style:map style:condition="of:cell-content()=&quot;FAILED&quot;" style:apply-style-name="cf2"/>
    </style:style>
    <style:style style:name="ce17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  <style:map style:condition="of:cell-content()=&quot;PASSED&quot;" style:apply-style-name="cf1"/>
      <style:map style:condition="of:cell-content()=&quot;FAILED&quot;" style:apply-style-name="cf2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6" table:number-rows-spanned="2" table:style-name="ce8">
            <text:p>TEST CASE 1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3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3"/>
          <table:table-cell table:number-columns-repeated="5"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office:value-type="string" table:number-columns-spanned="4" table:number-rows-spanned="1" table:style-name="ce9">
            <text:p>Test Details</text:p>
          </table:table-cell>
          <table:covered-table-cell table:number-columns-repeated="3"/>
          <table:table-cell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3">
            <text:p>ID</text:p>
          </table:table-cell>
          <table:table-cell office:value-type="string" table:style-name="ce4">
            <text:p>TST1.001</text:p>
          </table:table-cell>
          <table:table-cell office:value-type="string" table:number-columns-spanned="1" table:number-rows-spanned="2" table:style-name="ce10">
            <text:p>Created by</text:p>
          </table:table-cell>
          <table:table-cell office:value-type="string" table:number-columns-spanned="1" table:number-rows-spanned="2" table:style-name="ce11">
            <text:p>Nikolay Brankov</text:p>
          </table:table-cell>
          <table:table-cell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">
            <text:p>Name</text:p>
          </table:table-cell>
          <table:table-cell office:value-type="string" table:style-name="ce4">
            <text:p>FirstTC</text:p>
          </table:table-cell>
          <table:covered-table-cell/>
          <table:covered-table-cell/>
          <table:table-cell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10">
            <text:p>Description</text:p>
          </table:table-cell>
          <table:table-cell office:value-type="string" table:number-columns-spanned="1" table:number-rows-spanned="2" table:style-name="ce12">
            <text:p>Button testing</text:p>
          </table:table-cell>
          <table:table-cell office:value-type="string" table:number-columns-spanned="1" table:number-rows-spanned="2" table:style-name="ce10">
            <text:p>Created on</text:p>
          </table:table-cell>
          <table:table-cell office:value-type="string" table:number-columns-spanned="1" table:number-rows-spanned="2" table:style-name="ce11">
            <text:p>09.02.2022</text:p>
          </table:table-cell>
          <table:table-cell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table-cell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table:style-name="ce6"/>
          <table:table-cell table:number-columns-repeated="4" table:style-name="ce1"/>
          <table:table-cell table:style-name="ce16"/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7">
            <text:p>#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ations</text:p>
          </table:table-cell>
          <table:table-cell office:value-type="string" table:style-name="ce2">
            <text:p>Actual Result</text:p>
          </table:table-cell>
          <table:table-cell office:value-type="string" table:style-name="ce17">
            <text:p>Status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" table:number-columns-spanned="1" table:number-rows-spanned="3" table:style-name="ce13">
            <text:p>1</text:p>
          </table:table-cell>
          <table:table-cell office:value-type="string" table:number-columns-spanned="1" table:number-rows-spanned="3" table:style-name="ce12">
            <text:p>Start of program</text:p>
          </table:table-cell>
          <table:table-cell office:value-type="string" table:style-name="ce4">
            <text:p>V</text:p>
          </table:table-cell>
          <table:table-cell office:value-type="string" table:number-columns-spanned="1" table:number-rows-spanned="3" table:style-name="ce11">
            <text:p>close compiler</text:p>
          </table:table-cell>
          <table:table-cell office:value-type="string" table:number-columns-spanned="1" table:number-rows-spanned="3" table:style-name="ce12">
            <text:p>close compiler</text:p>
          </table:table-cell>
          <table:table-cell office:value-type="string" table:number-columns-spanned="1" table:number-rows-spanned="3" table:style-name="ce18">
            <text:p>P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2" table:number-columns-spanned="1" table:number-rows-spanned="3" table:style-name="ce13">
            <text:p>2</text:p>
          </table:table-cell>
          <table:table-cell office:value-type="string" table:number-columns-spanned="1" table:number-rows-spanned="3" table:style-name="ce12">
            <text:p>check of input</text:p>
          </table:table-cell>
          <table:table-cell office:value-type="string" table:style-name="ce4">
            <text:p>enable</text:p>
          </table:table-cell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style-name="ro1">
          <table:table-cell table:number-columns-repeated="3"/>
          <table:covered-table-cell/>
          <table:covered-table-cell/>
          <table:table-cell office:value-type="string" table:style-name="ce4">
            <text:p>disabl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3" table:number-columns-spanned="1" table:number-rows-spanned="3" table:style-name="ce13">
            <text:p>3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4" table:number-columns-spanned="1" table:number-rows-spanned="3" table:style-name="ce13">
            <text:p>4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5" table:number-columns-spanned="1" table:number-rows-spanned="3" table:style-name="ce13">
            <text:p>5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6" table:number-columns-spanned="1" table:number-rows-spanned="3" table:style-name="ce13">
            <text:p>6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7" table:number-columns-spanned="1" table:number-rows-spanned="3" table:style-name="ce13">
            <text:p>7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8" table:number-columns-spanned="1" table:number-rows-spanned="3" table:style-name="ce13">
            <text:p>8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table:number-columns-repeated="3"/>
          <table:table-cell office:value-type="float" office:value="9" table:number-columns-spanned="1" table:number-rows-spanned="3" table:style-name="ce13">
            <text:p>9</text:p>
          </table:table-cell>
          <table:table-cell table:number-columns-spanned="1" table:number-rows-spanned="3" table:style-name="ce15"/>
          <table:table-cell table:style-name="ce4"/>
          <table:table-cell table:number-columns-spanned="1" table:number-rows-spanned="3" table:style-name="ce15"/>
          <table:table-cell table:number-columns-spanned="1" table:number-rows-spanned="3" table:style-name="ce15"/>
          <table:table-cell office:value-type="string" table:number-columns-spanned="1" table:number-rows-spanned="3" table:style-name="ce18">
            <text:p>P/F</text:p>
          </table:table-cell>
          <table:table-cell table:number-columns-repeated="16375"/>
        </table:table-row>
        <table:table-row table:number-rows-repeated="2" table:style-name="ro1">
          <table:table-cell table:number-columns-repeated="3"/>
          <table:covered-table-cell/>
          <table:covered-table-cell/>
          <table:table-cell table:style-name="ce4"/>
          <table:covered-table-cell/>
          <table:covered-table-cell/>
          <table:covered-table-cell/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14124"/>
    </style:style>
    <style:style style:name="cf2" style:family="table-cell" style:data-style-name="N0">
      <style:table-cell-properties fo:background-color="#FF5757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User</meta:initial-creator>
    <dc:creator>Николай Петров Бранков</dc:creator>
    <meta:creation-date>2022-02-09T16:33:52Z</meta:creation-date>
    <dc:date>2022-02-13T19:49:15Z</dc:date>
  </office:meta>
</office:document-meta>
</file>